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7091" officeooo:paragraph-rsid="001b7091"/>
    </style:style>
    <style:style style:name="P2" style:family="paragraph" style:parent-style-name="Text_20_body">
      <style:text-properties officeooo:rsid="001b7091" officeooo:paragraph-rsid="001b7091"/>
    </style:style>
    <style:style style:name="P3" style:family="paragraph" style:parent-style-name="Standard">
      <style:text-properties fo:font-size="20pt" fo:font-weight="bold" officeooo:rsid="001cca70" officeooo:paragraph-rsid="001cca70" style:font-size-asian="20pt" style:font-weight-asian="bold" style:font-size-complex="20pt" style:font-weight-complex="bold"/>
    </style:style>
    <style:style style:name="P4" style:family="paragraph" style:parent-style-name="Text_20_body">
      <style:text-properties fo:font-size="20pt" fo:font-weight="bold" officeooo:rsid="001cca70" officeooo:paragraph-rsid="001cca70" style:font-size-asian="20pt" style:font-weight-asian="bold" style:font-size-complex="20pt" style:font-weight-complex="bold"/>
    </style:style>
    <style:style style:name="P5" style:family="paragraph" style:parent-style-name="Text_20_body">
      <style:text-properties fo:font-size="20pt" fo:font-weight="bold" officeooo:rsid="001cca70" officeooo:paragraph-rsid="001b7091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ce1be" officeooo:paragraph-rsid="001ce1be" style:font-size-asian="20pt" style:font-weight-asian="bold" style:font-size-complex="20pt" style:font-weight-complex="bold"/>
    </style:style>
    <style:style style:name="P7" style:family="paragraph" style:parent-style-name="Text_20_body">
      <style:text-properties fo:font-size="20pt" officeooo:rsid="001cca70" officeooo:paragraph-rsid="001be0ea" style:font-size-asian="20pt" style:font-size-complex="20pt"/>
    </style:style>
    <style:style style:name="P8" style:family="paragraph" style:parent-style-name="Standard">
      <style:text-properties fo:font-size="15pt" officeooo:rsid="001b7091" officeooo:paragraph-rsid="001b7091" style:font-size-asian="13.1000003814697pt" style:font-size-complex="15pt"/>
    </style:style>
    <style:style style:name="P9" style:family="paragraph" style:parent-style-name="Text_20_body">
      <style:text-properties fo:font-size="15pt" officeooo:rsid="001b7091" officeooo:paragraph-rsid="001cca70" style:font-size-asian="13.1000003814697pt" style:font-size-complex="15pt"/>
    </style:style>
    <style:style style:name="P10" style:family="paragraph" style:parent-style-name="Text_20_body">
      <style:text-properties fo:font-size="15pt" officeooo:rsid="001b7091" officeooo:paragraph-rsid="001ce1be" style:font-size-asian="13.1000003814697pt" style:font-size-complex="15pt"/>
    </style:style>
    <style:style style:name="P11" style:family="paragraph" style:parent-style-name="Text_20_body">
      <style:text-properties fo:font-size="15pt" officeooo:rsid="001be0ea" officeooo:paragraph-rsid="001be0ea" style:font-size-asian="13.1000003814697pt" style:font-size-complex="15pt"/>
    </style:style>
    <style:style style:name="P12" style:family="paragraph" style:parent-style-name="Text_20_body">
      <style:text-properties fo:font-size="15pt" officeooo:rsid="001be0ea" officeooo:paragraph-rsid="001ce1be" style:font-size-asian="13.1000003814697pt" style:font-size-complex="15pt"/>
    </style:style>
    <style:style style:name="P13" style:family="paragraph" style:parent-style-name="Standard">
      <style:text-properties officeooo:paragraph-rsid="001b7091"/>
    </style:style>
    <style:style style:name="P14" style:family="paragraph" style:parent-style-name="Text_20_body">
      <style:text-properties officeooo:paragraph-rsid="001b7091"/>
    </style:style>
    <style:style style:name="P15" style:family="paragraph" style:parent-style-name="Standard">
      <style:text-properties fo:color="#cccccc" loext:opacity="100%" style:font-name="Droid Sans Mono" fo:font-size="15pt" fo:font-weight="normal" officeooo:rsid="001b7091" fo:background-color="#1f1f1f" style:font-size-asian="15pt" style:font-size-complex="15pt"/>
    </style:style>
    <style:style style:name="P16" style:family="paragraph" style:parent-style-name="Standard">
      <style:text-properties fo:font-size="28pt" fo:font-weight="bold" officeooo:paragraph-rsid="001b7091" style:font-size-asian="28pt" style:font-weight-asian="bold" style:font-size-complex="28pt" style:font-weight-complex="bold"/>
    </style:style>
    <style:style style:name="P17" style:family="paragraph" style:parent-style-name="Text_20_body">
      <style:text-properties fo:font-size="15pt" officeooo:rsid="001b7091" officeooo:paragraph-rsid="001b7091" style:font-size-asian="13.1000003814697pt" style:font-size-complex="15pt"/>
    </style:style>
    <style:style style:name="P18" style:family="paragraph" style:parent-style-name="Text_20_body">
      <style:text-properties fo:font-size="20pt" fo:font-weight="bold" officeooo:rsid="001cca70" officeooo:paragraph-rsid="001be0ea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8pt" fo:font-weight="bold" officeooo:rsid="001b7091" officeooo:paragraph-rsid="001b7091" style:font-size-asian="28pt" style:font-weight-asian="bold" style:font-size-complex="28pt" style:font-weight-complex="bold"/>
    </style:style>
    <style:style style:name="P20" style:family="paragraph" style:parent-style-name="Standard">
      <style:text-properties fo:font-size="28pt" fo:font-weight="bold" officeooo:rsid="001f23e9" officeooo:paragraph-rsid="001f23e9" style:font-size-asian="28pt" style:font-weight-asian="bold" style:font-size-complex="28pt" style:font-weight-complex="bold"/>
    </style:style>
    <style:style style:name="P21" style:family="paragraph" style:parent-style-name="Standard">
      <style:text-properties fo:font-size="15pt" fo:font-weight="bold" officeooo:rsid="001b7091" officeooo:paragraph-rsid="001b7091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5pt" officeooo:rsid="001b7091" officeooo:paragraph-rsid="001b7091" style:font-size-asian="13.1000003814697pt" style:font-size-complex="15pt"/>
    </style:style>
    <style:style style:name="P23" style:family="paragraph" style:parent-style-name="Standard">
      <style:text-properties fo:font-size="15pt" fo:font-weight="normal" officeooo:rsid="001f23e9" officeooo:paragraph-rsid="001f23e9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color="#cccccc" loext:opacity="100%" style:font-name="Droid Sans Mono" fo:font-size="15pt" fo:font-weight="normal" officeooo:rsid="001b7091" officeooo:paragraph-rsid="001b7091" fo:background-color="#1f1f1f" style:font-size-asian="13.1000003814697pt" style:font-size-complex="15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b7091" style:font-size-asian="13.1000003814697pt" style:font-size-complex="15pt"/>
    </style:style>
    <style:style style:name="T3" style:family="text">
      <style:text-properties fo:font-size="15pt" officeooo:rsid="001be0ea" style:font-size-asian="13.1000003814697pt" style:font-size-complex="15pt"/>
    </style:style>
    <style:style style:name="T4" style:family="text">
      <style:text-properties fo:font-size="15pt" officeooo:rsid="001cca70" style:font-size-asian="13.1000003814697pt" style:font-size-complex="15pt"/>
    </style:style>
    <style:style style:name="T5" style:family="text">
      <style:text-properties fo:font-size="15pt" fo:font-weight="normal" officeooo:rsid="001b7091" style:font-size-asian="13.1000003814697pt" style:font-weight-asian="normal" style:font-size-complex="15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e1be" style:font-weight-asian="bold" style:font-weight-complex="bold"/>
    </style:style>
    <style:style style:name="T8" style:family="text">
      <style:text-properties officeooo:rsid="001be0ea"/>
    </style:style>
    <style:style style:name="T9" style:family="text">
      <style:text-properties fo:color="#c586c0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0" style:family="text">
      <style:text-properties fo:color="#cccccc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3" style:family="text">
      <style:text-properties fo:color="#dcdcaa" loext:opacity="100%" style:font-name="Droid Sans Mono" fo:font-weight="normal" fo:background-color="#1f1f1f" loext:char-shading-value="0"/>
    </style:style>
    <style:style style:name="T14" style:family="text">
      <style:text-properties fo:color="#dcdcaa" loext:opacity="100%" style:font-name="Droid Sans Mono" fo:font-weight="normal" officeooo:rsid="001be0ea" fo:background-color="#1f1f1f" loext:char-shading-value="0"/>
    </style:style>
    <style:style style:name="T15" style:family="text">
      <style:text-properties fo:color="#569cd6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8" style:family="text">
      <style:text-properties officeooo:rsid="001cca70"/>
    </style:style>
    <style:style style:name="T19" style:family="text">
      <style:text-properties officeooo:rsid="001ce1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ithub commit link</text:p>
      <text:p text:style-name="P20"/>
      <text:p text:style-name="P23">https://github.com/TARB2006/esof_tpc3_repo/commit/1bb4a7ba7ea9e61bef2ed5257b6eee819fb35d43</text:p>
      <text:p text:style-name="P19"/>
      <text:p text:style-name="P19">Development Log</text:p>
      <text:p text:style-name="P16"/>
      <text:p text:style-name="P6">App creation</text:p>
      <text:p text:style-name="P21"/>
      <text:p text:style-name="P13"><text:span text:style-name="T2">For this homework assignment I decided to create a new basic flutter app to create the integration tests on it. I created a new app using the command </text:span><text:span text:style-name="T12">flutter create tpc3</text:span><text:span text:style-name="T2"> </text:span><text:span text:style-name="T4">a</text:span><text:span text:style-name="T2">nd then reviewed the code and expanded the app a little. I added a new button “Reset” that resets the clicks counter from the other button back to zero.</text:span></text:p>
      <text:p text:style-name="P8"/>
      <text:p text:style-name="P3"><text:span text:style-name="T19">S</text:span>cenario <text:span text:style-name="T19">definition</text:span></text:p>
      <text:p text:style-name="P8"/>
      <text:p text:style-name="P14"><text:span text:style-name="Strong_20_Emphasis"><text:span text:style-name="T5">Given</text:span></text:span><text:span text:style-name="T5"> </text:span><text:span text:style-name="T2">the application is running and the counter is at 0,</text:span></text:p>
      <text:p text:style-name="P14"><text:span text:style-name="Strong_20_Emphasis"><text:span text:style-name="T5">When</text:span></text:span><text:span text:style-name="T5"> the</text:span><text:span text:style-name="T2"> user taps the "+" button multiple times and the "reset" button,</text:span></text:p>
      <text:p text:style-name="P14"><text:span text:style-name="Strong_20_Emphasis"><text:span text:style-name="T5">Then</text:span></text:span><text:span text:style-name="T5"> the c</text:span><text:span text:style-name="T2">ounter value should return to 0.</text:span></text:p>
      <text:p text:style-name="P17"/>
      <text:p text:style-name="P5">Widget Test</text:p>
      <text:p text:style-name="P2"><text:span text:style-name="T1">Firstly I created a new widget test, similar to the one provided by the flutter project, to understand how the testing and the code worked. </text:span><text:span text:style-name="T3">The widget test doesn’t run the real app, only renders the widgets internally with a fake environment. This happens because of the following code line:</text:span></text:p>
      <text:p text:style-name="P1"><text:span text:style-name="T9">await</text:span><text:span text:style-name="T10"> tester.</text:span><text:span text:style-name="T12">pumpWidget</text:span><text:span text:style-name="T10">(</text:span><text:span text:style-name="T15">const</text:span><text:span text:style-name="T10"> </text:span><text:span text:style-name="T17">MyApp</text:span><text:span text:style-name="T10">());</text:span></text:p>
      <text:p text:style-name="P24"/>
      <text:p text:style-name="P9"><text:span text:style-name="T8">Af</text:span>ter <text:span text:style-name="T8">coding </text:span><text:span text:style-name="T18">the widget test, I </text:span><text:span text:style-name="T8">r</text:span><text:span text:style-name="T18">an it</text:span><text:span text:style-name="T8"> with the command </text:span><text:span text:style-name="T14">flutter test</text:span><text:span text:style-name="T8">, and </text:span><text:span text:style-name="T18">it passed.</text:span></text:p>
      <text:p text:style-name="P9"/>
      <text:p text:style-name="P4"><text:soft-page-break/>Integration Test</text:p>
      <text:p text:style-name="P10"><text:span text:style-name="T18">After making the widget test, I wanted to make an integration test </text:span><text:span text:style-name="T8">that runs the actual app</text:span><text:span text:style-name="T18">, but I did not know how yet, so </text:span><text:span text:style-name="T8">I prompted the anti gravity AI on </text:span><text:span text:style-name="T18">what were the key differences between an widget test and an</text:span><text:span text:style-name="T8"> integration test. </text:span><text:span text:style-name="T19">Doing this </text:span><text:span text:style-name="T18">I learned that</text:span><text:span text:style-name="T8"> the key difference was the following line:</text:span></text:p>
      <text:p text:style-name="P15"><text:span text:style-name="T16">IntegrationTestWidgetsFlutterBinding</text:span>.<text:span text:style-name="T11">ensureInitialized</text:span>();</text:p>
      <text:p text:style-name="P15"/>
      <text:p text:style-name="P11"/>
      <text:p text:style-name="P11">I then made the integration test, similar to the widget test I created, but on a different folder “integration_test”, I ran it with the command <text:span text:style-name="T13">flutter test integration_test/app_test.dart</text:span> after initializing the phone emulator, and it opened the actual app on the emulator and run the test.</text:p>
      <text:p text:style-name="P18"/>
      <text:p text:style-name="P7"><text:span text:style-name="T7">C</text:span><text:span text:style-name="T6">ritical analysis </text:span></text:p>
      <text:p text:style-name="P12">The tests were <text:span text:style-name="T18">pretty simple </text:span>to <text:span text:style-name="T18">do</text:span>, specially after reviewing the one provided by the flutter project, as all I had to do was copy it and change <text:span text:style-name="T18">some</text:span> lines for the widget test, and then <text:span text:style-name="T19">prompt an </text:span>AI <text:span text:style-name="T19">to help me with the creation of the</text:span> integration test and <text:span text:style-name="T18">change </text:span><text:span text:style-name="T19">one</text:span><text:span text:style-name="T18"> or two more lines to make </text:span><text:span text:style-name="T19">it.</text:span></text:p>
      <text:p text:style-name="P8"/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23:49:41.900354491</meta:creation-date>
    <dc:date>2026-03-30T00:58:44.016913829</dc:date>
    <meta:editing-duration>PT9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340" meta:character-count="2054" meta:non-whitespace-character-count="1731"/>
  </office:meta>
</office:document-meta>
</file>